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25-01-2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24-01-05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24-01-05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23-01-06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22-01-06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21-01-07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20-01-05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19-01-05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18-01-05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17-01-06 15:12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16-01-05 16:21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15-01-06 16:27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14-01-07 23:12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13-01-16 18:17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12-01-18 17:19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11-01-19 18:32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10-01-19 21:38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09-01-21 16:16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08-01-07 23:34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07-01-18 06:00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06-01-09 14:59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05-01-12 18:32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04-01-07 14:16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03-01-11 16:56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02-01-08 14:55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01-01-07 17:53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2000-01-08 19:22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1999-01-07 19:27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1998-01-08 16:18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1997-01-08 20:21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199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199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199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199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199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198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198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198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198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198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198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198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1981-08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198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005099381801</text:p>
          </table:table-cell>
          <table:table-cell office:value-type="string" calcext:value-type="string">
            <text:p>1980-06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